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6.294cm" style:rel-column-width="23448*"/>
    </style:style>
    <style:style style:name="Tabla1.B" style:family="table-column">
      <style:table-column-properties style:column-width="11.296cm" style:rel-column-width="420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496cm" table:align="left"/>
    </style:style>
    <style:style style:name="Tabla2.A" style:family="table-column">
      <style:table-column-properties style:column-width="6.496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882" officeooo:paragraph-rsid="00016882"/>
    </style:style>
    <style:style style:name="P2" style:family="paragraph" style:parent-style-name="Standard">
      <style:text-properties officeooo:rsid="00016882" officeooo:paragraph-rsid="0003397f"/>
    </style:style>
    <style:style style:name="P3" style:family="paragraph" style:parent-style-name="Standard">
      <style:text-properties officeooo:rsid="00016882" officeooo:paragraph-rsid="00036bf4"/>
    </style:style>
    <style:style style:name="P4" style:family="paragraph" style:parent-style-name="Standard">
      <style:text-properties officeooo:rsid="00016882" officeooo:paragraph-rsid="000763f9"/>
    </style:style>
    <style:style style:name="P5" style:family="paragraph" style:parent-style-name="Standard">
      <style:text-properties officeooo:rsid="0003397f" officeooo:paragraph-rsid="000763f9"/>
    </style:style>
    <style:style style:name="P6" style:family="paragraph" style:parent-style-name="Table_20_Contents">
      <style:text-properties officeooo:rsid="00036bf4" officeooo:paragraph-rsid="00036bf4"/>
    </style:style>
    <style:style style:name="P7" style:family="paragraph" style:parent-style-name="Table_20_Contents">
      <style:text-properties officeooo:rsid="00036bf4" officeooo:paragraph-rsid="00073f0c"/>
    </style:style>
    <style:style style:name="P8" style:family="paragraph" style:parent-style-name="Table_20_Contents">
      <style:text-properties officeooo:rsid="00036bf4" officeooo:paragraph-rsid="000763f9"/>
    </style:style>
    <style:style style:name="P9" style:family="paragraph" style:parent-style-name="Table_20_Contents">
      <style:text-properties officeooo:rsid="0005410b" officeooo:paragraph-rsid="0005410b"/>
    </style:style>
    <style:style style:name="P10" style:family="paragraph" style:parent-style-name="Table_20_Contents">
      <style:text-properties officeooo:rsid="0005410b" officeooo:paragraph-rsid="0007c59d"/>
    </style:style>
    <style:style style:name="P11" style:family="paragraph" style:parent-style-name="Table_20_Contents">
      <style:text-properties officeooo:rsid="00073f0c" officeooo:paragraph-rsid="00073f0c"/>
    </style:style>
    <style:style style:name="P12" style:family="paragraph" style:parent-style-name="Table_20_Contents">
      <style:text-properties officeooo:paragraph-rsid="000763f9"/>
    </style:style>
    <style:style style:name="P13" style:family="paragraph" style:parent-style-name="Table_20_Contents">
      <style:text-properties officeooo:rsid="000763f9" officeooo:paragraph-rsid="000763f9"/>
    </style:style>
    <style:style style:name="P14" style:family="paragraph" style:parent-style-name="Standard">
      <style:text-properties fo:font-weight="normal" officeooo:rsid="0003397f" officeooo:paragraph-rsid="0003397f" style:font-weight-asian="normal" style:font-weight-complex="normal"/>
    </style:style>
    <style:style style:name="P15" style:family="paragraph" style:parent-style-name="Standard">
      <style:text-properties fo:font-weight="normal" officeooo:rsid="0003397f" officeooo:paragraph-rsid="000763f9" style:font-weight-asian="normal" style:font-weight-complex="normal"/>
    </style:style>
    <style:style style:name="P16" style:family="paragraph" style:parent-style-name="Standard">
      <style:text-properties fo:font-weight="normal" officeooo:rsid="0003397f" officeooo:paragraph-rsid="00036bf4" style:font-weight-asian="normal" style:font-weight-complex="normal"/>
    </style:style>
    <style:style style:name="P17" style:family="paragraph" style:parent-style-name="Standard">
      <style:text-properties fo:font-weight="normal" officeooo:rsid="00036bf4" officeooo:paragraph-rsid="00036bf4" style:font-weight-asian="normal" style:font-weight-complex="normal"/>
    </style:style>
    <style:style style:name="P18" style:family="paragraph" style:parent-style-name="Table_20_Contents">
      <style:text-properties officeooo:rsid="00093f81" officeooo:paragraph-rsid="00093f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397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397f" style:font-weight-asian="normal" style:font-weight-complex="normal"/>
    </style:style>
    <style:style style:name="T5" style:family="text">
      <style:text-properties officeooo:rsid="0003397f"/>
    </style:style>
    <style:style style:name="T6" style:family="text">
      <style:text-properties officeooo:rsid="00036bf4"/>
    </style:style>
    <style:style style:name="T7" style:family="text">
      <style:text-properties officeooo:rsid="0005410b"/>
    </style:style>
    <style:style style:name="T8" style:family="text">
      <style:text-properties officeooo:rsid="00073f0c"/>
    </style:style>
    <style:style style:name="T9" style:family="text">
      <style:text-properties officeooo:rsid="000763f9"/>
    </style:style>
    <style:style style:name="T10" style:family="text">
      <style:text-properties style:text-position="sub 58%" fo:font-weight="normal" officeooo:rsid="000763f9" style:font-weight-asian="normal" style:font-weight-complex="normal"/>
    </style:style>
    <style:style style:name="T11" style:family="text">
      <style:text-properties style:text-position="sub 58%" officeooo:rsid="000763f9"/>
    </style:style>
    <style:style style:name="T12" style:family="text">
      <style:text-properties officeooo:rsid="0007c5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tch(var){</text:p>
      <text:p text:style-name="P1"><text:tab/>case 1:</text:p>
      <text:p text:style-name="P1"><text:tab/><text:tab/>inst1</text:p>
      <text:p text:style-name="P1"><text:tab/>case 2:</text:p>
      <text:p text:style-name="P1"><text:tab/><text:tab/>inst2</text:p>
      <text:p text:style-name="P1"><text:tab/>case 3:</text:p>
      <text:p text:style-name="P1"><text:tab/><text:tab/>inst3</text:p>
      <text:p text:style-name="P1"><text:tab/>defualt:</text:p>
      <text:p text:style-name="P1"><text:tab/> <text:tab/>instd</text:p>
      <text:p text:style-name="P1">}</text:p>
      <text:p text:style-name="P1"/>
      <text:p text:style-name="P1">goto Lc</text:p>
      <text:p text:style-name="P1">L1: inst1</text:p>
      <text:p text:style-name="P1">L2: inst2</text:p>
      <text:p text:style-name="P1">L3: inst3</text:p>
      <text:p text:style-name="P1">Ld: instd</text:p>
      <text:p text:style-name="P1">Lc: if var == 1 goto L1</text:p>
      <text:p text:style-name="P1"><text:s text:c="6"/>if var == 2 goto L2</text:p>
      <text:p text:style-name="P1"><text:s text:c="6"/>if var == 3 goto L3</text:p>
      <text:p text:style-name="P1"><text:s text:c="6"/>goto Ld</text:p>
      <text:p text:style-name="P1"/>
      <text:p text:style-name="P1"/>
      <text:p text:style-name="P1">if var == 1 goto L1</text:p>
      <text:p text:style-name="P1">if var == 2 goto L2</text:p>
      <text:p text:style-name="P1">if var == 3 goto L3</text:p>
      <text:p text:style-name="P1">goto Ld</text:p>
      <text:p text:style-name="P1">L1: inst1</text:p>
      <text:p text:style-name="P1">L2: inst2</text:p>
      <text:p text:style-name="P1">L3: inst3</text:p>
      <text:p text:style-name="P1">Ld: instd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5">parte_</text:span>izquierda → <text:span text:style-name="T1">id</text:span> localizacion | <text:span text:style-name="T1">id <text:s/></text:span><text:span text:style-name="T3"><text:s text:c="3"/></text:span><text:span text:style-name="T4">parte_izquierda</text:span><text:span text:style-name="T3">→</text:span><text:span text:style-name="T2">id</text:span><text:span text:style-name="T4"> parte_izquierda’</text:span></text:p>
      <text:p text:style-name="P2"><text:span text:style-name="T4"><text:tab/><text:tab/><text:tab/><text:tab/><text:tab/> <text:s text:c="6"/>parte_izquierda’</text:span><text:span text:style-name="T3">→</text:span><text:span text:style-name="T4">localizacion | <text:s/>ε</text:span></text:p>
      <text:p text:style-name="P14"/>
      <text:p text:style-name="P14"/>
      <text:p text:style-name="P14">factor → (bool) | id localizacion | numero | cadena | true</text:p>
      <text:p text:style-name="P14">| false | id(parametros)| id| print exp ; | scan parte izquierda</text:p>
      <text:p text:style-name="P14"/>
      <text:p text:style-name="P14"/>
      <text:p text:style-name="P14">factor → (bool) <text:s/>| numero | cadena | true | false | <text:s/>id factor’| print exp ; | scan parte izquierda</text:p>
      <text:p text:style-name="P14">factor’→localizacion | (parametros) | ε</text:p>
      <text:p text:style-name="P14"/>
      <text:p text:style-name="P14">localizacion→ localizacion [ bool ] | [ bool ]</text:p>
      <text:p text:style-name="P14"/>
      <text:p text:style-name="P14">localizacion→[ bool ] localizacion’</text:p>
      <text:p text:style-name="P14">localizacion’→[ bool ] localizacion’ | ε</text:p>
      <text:p text:style-name="P14"/>
      <text:p text:style-name="P17">x = 4;</text:p>
      <text:p text:style-name="P17">c[i][j][k] =4;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T4">parte_izquierda</text:span><text:span text:style-name="T3">→</text:span><text:span text:style-name="T2">id</text:span><text:span text:style-name="T4"> </text:span></text:p>
            <text:p text:style-name="P15"><text:s text:c="30"/>parte_izquierda’</text:p>
          </table:table-cell>
          <table:table-cell table:style-name="Tabla1.B1" office:value-type="string">
            <text:p text:style-name="P6">parte_izquierda’.base = id.lexval</text:p>
            <text:p text:style-name="P6"/>
            <text:p text:style-name="P6">parte_izquierda.dir = parte_izquierda’.dir</text:p>
            <text:p text:style-name="P6">parte_izqiuerda.tipo = parte_izquierda’.tipo</text:p>
            <text:p text:style-name="P6"/>
          </table:table-cell>
        </table:table-row>
        <table:table-row>
          <table:table-cell table:style-name="Tabla1.A2" office:value-type="string">
            <text:p text:style-name="P3"><text:span text:style-name="T4">parte_izquierda’</text:span><text:span text:style-name="T3">→</text:span><text:span text:style-name="T4">localizacion </text:span></text:p>
          </table:table-cell>
          <table:table-cell table:style-name="Tabla1.B2" office:value-type="string">
            <text:p text:style-name="P6">localizacion.base =parte_izquierda’.base </text:p>
            <text:p text:style-name="P8">parte_izquierda’.dir = <text:span text:style-name="T9">localizacion</text:span>.dir</text:p>
            <text:p text:style-name="P8">parte_izqiuerda’.tipo = <text:span text:style-name="T9">localizacion</text:span>.tipo</text:p>
            <text:p text:style-name="P6"/>
          </table:table-cell>
        </table:table-row>
        <table:table-row>
          <table:table-cell table:style-name="Tabla1.A2" office:value-type="string">
            <text:p text:style-name="P3"><text:span text:style-name="T4">parte_izquierda’</text:span><text:span text:style-name="T3">→</text:span><text:span text:style-name="T4"> <text:s/>ε</text:span></text:p>
          </table:table-cell>
          <table:table-cell table:style-name="Tabla1.B2" office:value-type="string">
            <text:p text:style-name="P6">Si PilaTS.top().buscar(<text:span text:style-name="T8">parte_izquierda’.base</text:span>) Entonces</text:p>
            <text:p text:style-name="P7"><text:s text:c="5"/>parte_izquierda’.dir = parte_izquierda’.base</text:p>
            <text:p text:style-name="P7"><text:s text:c="5"/>parte_izuierda’.tipo = PilaTS.top().getTipo(parte_izq’.dir)</text:p>
            <text:p text:style-name="P6">Sino</text:p>
            <text:p text:style-name="P6"><text:s text:c="5"/>error(”El id no está declarado”)</text:p>
            <text:p text:style-name="P6">FinSi</text:p>
          </table:table-cell>
        </table:table-row>
        <table:table-row>
          <table:table-cell table:style-name="Tabla1.A2" office:value-type="string">
            <text:p text:style-name="P16">factor → id factor’</text:p>
          </table:table-cell>
          <table:table-cell table:style-name="Tabla1.B2" office:value-type="string">
            <text:p text:style-name="P6">factor’.base=id.lexval</text:p>
            <text:p text:style-name="P6"/>
            <text:p text:style-name="P6">factor.dir = <text:span text:style-name="T7">factor’.dir</text:span></text:p>
            <text:p text:style-name="P9">factor.tipo = factor’.tipo</text:p>
          </table:table-cell>
        </table:table-row>
        <table:table-row>
          <table:table-cell table:style-name="Tabla1.A2" office:value-type="string">
            <text:p text:style-name="P16">factor’→localizacion</text:p>
          </table:table-cell>
          <table:table-cell table:style-name="Tabla1.B2" office:value-type="string">
            <text:p text:style-name="P18">Localizacion.base = factor’.base</text:p>
            <text:p text:style-name="P9">factor’.dir <text:s/>= nuevaTemporal()</text:p>
            <text:p text:style-name="P9">factor’.tipo = localización.tipo</text:p>
            <text:p text:style-name="P9">genCod(factor’.dir ‘=’ factor’.base ‘[ localizacion.dir’]’)</text:p>
          </table:table-cell>
        </table:table-row>
        <table:table-row>
          <table:table-cell table:style-name="Tabla1.A2" office:value-type="string">
            <text:p text:style-name="P16">factor’→(parametros) </text:p>
          </table:table-cell>
          <table:table-cell table:style-name="Tabla1.B2" office:value-type="string">
            <text:p text:style-name="P9">Si PilaTS.fondo().buscar(factor’.base) Entonces</text:p>
            <text:p text:style-name="P9"><text:s text:c="3"/>Si PilaTS.fondo().getVar(factor’.base) = ’func’ Entonces</text:p>
            <text:p text:style-name="P10"><text:s text:c="6"/>Si equivalenteListas(PilaTS.fond().getArgs(factor’.base), <text:s text:c="2"/></text:p>
            <text:p text:style-name="P10"><text:s text:c="60"/>parametores.lista) Entonce<text:span text:style-name="T12">s</text:span></text:p>
            <text:p text:style-name="P9"><text:soft-page-break/><text:s text:c="9"/>factor.tipo = PilaTS.top().getTipo(id)</text:p>
            <text:p text:style-name="P9"><text:s text:c="12"/>factor.dir = nuevaTemporal()</text:p>
            <text:p text:style-name="P9"><text:s text:c="12"/>genCod(factor.dir ’=’ ’call’ id ’,’ parametros.lista.tam )</text:p>
            <text:p text:style-name="P9"><text:s text:c="7"/>Sino</text:p>
            <text:p text:style-name="P9"><text:s text:c="13"/>error(”El número o tipo de parámetros no coincide”)</text:p>
            <text:p text:style-name="P9"><text:s text:c="7"/>FinSi</text:p>
            <text:p text:style-name="P9"><text:s text:c="4"/>Sino</text:p>
            <text:p text:style-name="P9"><text:s text:c="10"/>error(”El id no es una función”)</text:p>
            <text:p text:style-name="P9"><text:s text:c="5"/>FinSi</text:p>
            <text:p text:style-name="P9">Sino</text:p>
            <text:p text:style-name="P9"><text:s text:c="5"/>error(”El id no está declarado”)</text:p>
            <text:p text:style-name="P9">FinSi</text:p>
            <text:p text:style-name="P9"><text:s text:c="5"/></text:p>
          </table:table-cell>
        </table:table-row>
        <table:table-row>
          <table:table-cell table:style-name="Tabla1.A2" office:value-type="string">
            <text:p text:style-name="P16">factor’→ε</text:p>
          </table:table-cell>
          <table:table-cell table:style-name="Tabla1.B2" office:value-type="string">
            <text:p text:style-name="P9">factor’.dir =factor’.base</text:p>
            <text:p text:style-name="P9">factor’.tipo=<text:span text:style-name="T6">PilaTS.top().getTipo(</text:span>factor’.<text:span text:style-name="T6">dir)</text:span></text:p>
          </table:table-cell>
        </table:table-row>
        <table:table-row>
          <table:table-cell table:style-name="Tabla1.A2" office:value-type="string">
            <text:p text:style-name="P16">localizacion→[ bool ] localizacion’</text:p>
          </table:table-cell>
          <table:table-cell table:style-name="Tabla1.B2" office:value-type="string">
            <text:p text:style-name="P7">Si PilaTS.top().buscar(<text:span text:style-name="T8">localizacion.base</text:span>) Entonces</text:p>
            <text:p text:style-name="P7"><text:s text:c="5"/>Si bool.tipo = int Entonces</text:p>
            <text:p text:style-name="P7"><text:s text:c="9"/><text:span text:style-name="T8">tipoTmp = </text:span>PilaTS.top().<text:span text:style-name="T8">getTipo</text:span>(<text:span text:style-name="T8">localizacion.base</text:span>) </text:p>
            <text:p text:style-name="P7"><text:s text:c="9"/>Si PilaTT.top().getNombre(<text:span text:style-name="T8">t</text:span>ipo<text:span text:style-name="T8">Tmp</text:span>)=’array’ Entonces</text:p>
            <text:p text:style-name="P7"><text:s text:c="13"/>localizacion’.tipo = PilaTT.top().getTipoBase(tipoTmp)</text:p>
            <text:p text:style-name="P7"><text:s text:c="13"/>localizacion’.dir = nuevaTemporal() <text:s text:c="12"/></text:p>
            <text:p text:style-name="P7"><text:s text:c="13"/>localizacion’.tam =</text:p>
            <text:p text:style-name="P7"><text:s text:c="28"/>PilaTT.top().getTam(localizacion’.tipo)</text:p>
            <text:p text:style-name="P7"><text:s text:c="12"/>genCod(localizacion.dir ’=’ bool.dir ’*’ localizacion.tam )</text:p>
            <text:p text:style-name="P7"><text:s text:c="11"/><text:span text:style-name="T9">localizacion.dir = localizacion’.dirS</text:span></text:p>
            <text:p text:style-name="P7"><text:s text:c="11"/><text:span text:style-name="T9">localizacion.tipo = localizacion’.tipoS</text:span></text:p>
            <text:p text:style-name="P7"><text:s text:c="8"/>Sino</text:p>
            <text:p text:style-name="P7"><text:s text:c="13"/>error(”El id no es un arreglo”)</text:p>
            <text:p text:style-name="P7"><text:s text:c="8"/>FinSi</text:p>
            <text:p text:style-name="P7"><text:s text:c="5"/>Sino</text:p>
            <text:p text:style-name="P7"><text:s text:c="9"/>error(”El indice del arreglo debe ser entero”)</text:p>
            <text:p text:style-name="P7"><text:s text:c="4"/>FinSi</text:p>
            <text:p text:style-name="P7">Sino</text:p>
            <text:p text:style-name="P7"><text:s text:c="5"/>error(”El id no está declarado”)</text:p>
            <text:p text:style-name="P7">FinSi</text:p>
          </table:table-cell>
        </table:table-row>
        <table:table-row>
          <table:table-cell table:style-name="Tabla1.A2" office:value-type="string">
            <text:p text:style-name="P15">localizacion’→[ bool ] <text:s text:c="3"/></text:p>
            <text:p text:style-name="P5"><text:span text:style-name="T3"><text:s text:c="26"/>localizacion’ </text:span><text:span text:style-name="T10">1</text:span></text:p>
          </table:table-cell>
          <table:table-cell table:style-name="Tabla1.B2" office:value-type="string">
            <text:p text:style-name="P8">Si bool.tipo = int Entonces</text:p>
            <text:p text:style-name="P8"><text:s text:c="5"/>Si PilaTT.top.getNombre(<text:span text:style-name="T9">localizacion’.tipo</text:span>)=’array’ Entonces</text:p>
            <text:p text:style-name="P8"><text:s text:c="13"/>localizacion’<text:span text:style-name="T11">1</text:span>.tipo = </text:p>
            <text:p text:style-name="P8"><text:s text:c="30"/>PilaTT.top().getTipoBase(<text:span text:style-name="T9">localizacion’.tipo</text:span>)</text:p>
            <text:p text:style-name="P8"><text:s text:c="13"/><text:span text:style-name="T9">dirTmp = nuevaTemporal()</text:span></text:p>
            <text:p text:style-name="P8"><text:s text:c="13"/>localizacion’<text:span text:style-name="T11">1</text:span>.dir = nuevaTemporal() <text:s text:c="12"/></text:p>
            <text:p text:style-name="P8"><text:s text:c="13"/>localizacion’<text:span text:style-name="T11">1</text:span>.tam =</text:p>
            <text:p text:style-name="P8"><text:s text:c="28"/>PilaTT.top().getTam(localizacion’.tipo)</text:p>
            <text:p text:style-name="P8"><text:s text:c="11"/>genCod(<text:span text:style-name="T9">dirTmp’=’bool.dir’*’ localizacion’</text:span><text:span text:style-name="T11">1</text:span><text:span text:style-name="T9">.tam</text:span></text:p>
            <text:p text:style-name="P12"><text:span text:style-name="T6"><text:s text:c="11"/>genCod(localizacion’</text:span><text:span text:style-name="T11">1</text:span><text:span text:style-name="T6">.dir ’=’</text:span><text:span text:style-name="T9">localizacion’.dir</text:span><text:span text:style-name="T6">’</text:span><text:span text:style-name="T9">+</text:span><text:span text:style-name="T6">’</text:span></text:p>
            <text:p text:style-name="P12"><text:span text:style-name="T6"><text:s text:c="53"/></text:span><text:span text:style-name="T9">dirTmp</text:span><text:span text:style-name="T6"> )</text:span></text:p>
            <text:p text:style-name="P8"><text:s text:c="11"/><text:span text:style-name="T9">localizacion’.dir = localizacion’</text:span><text:span text:style-name="T11">1</text:span><text:span text:style-name="T9">.dirS</text:span></text:p>
            <text:p text:style-name="P8"><text:soft-page-break/><text:s text:c="11"/><text:span text:style-name="T9">localizacion’.tipo = localizacion’</text:span><text:span text:style-name="T11">1</text:span><text:span text:style-name="T9">.tipoS</text:span></text:p>
            <text:p text:style-name="P8"><text:s text:c="5"/>Sino</text:p>
            <text:p text:style-name="P8"><text:s text:c="11"/>error(”El id no es un arreglo”)</text:p>
            <text:p text:style-name="P8"><text:s text:c="5"/>FinSi</text:p>
            <text:p text:style-name="P8">Sino</text:p>
            <text:p text:style-name="P8"><text:s text:c="5"/>error(”El indice del arreglo debe ser entero”)</text:p>
            <text:p text:style-name="P8">FinSi</text:p>
            <text:p text:style-name="P8"/>
          </table:table-cell>
        </table:table-row>
        <table:table-row>
          <table:table-cell table:style-name="Tabla1.A2" office:value-type="string">
            <text:p text:style-name="P16">localizacion’→ ε</text:p>
          </table:table-cell>
          <table:table-cell table:style-name="Tabla1.B2" office:value-type="string">
            <text:p text:style-name="P13">localizacion’.dirS=localizacion’.dir</text:p>
            <text:p text:style-name="P13">localizacion’.tipoS=localizacion.tipo</text:p>
          </table:table-cell>
        </table:table-row>
      </table:table>
      <text:p text:style-name="P14"/>
      <text:p text:style-name="P14"/>
      <text:p text:style-name="P14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Tope</text:p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1">Fondo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5T12:21:34.459106805</meta:creation-date>
    <dc:date>2021-01-27T14:43:19.865530423</dc:date>
    <meta:editing-duration>PT2M19S</meta:editing-duration>
    <meta:editing-cycles>2</meta:editing-cycles>
    <meta:generator>LibreOffice/6.4.4.2$Linux_X86_64 LibreOffice_project/40$Build-2</meta:generator>
    <meta:document-statistic meta:table-count="2" meta:image-count="0" meta:object-count="0" meta:page-count="4" meta:paragraph-count="132" meta:word-count="399" meta:character-count="4163" meta:non-whitespace-character-count="3159"/>
  </office:meta>
</office:document-meta>
</file>